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ohit Devanagari" svg:font-family="'Lohit Devanagari'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cm" fo:margin-left="-0.191cm" table:align="left" style:writing-mode="lr-tb"/>
    </style:style>
    <style:style style:name="Таблица1.A" style:family="table-column">
      <style:table-column-properties style:column-width="4.942cm"/>
    </style:style>
    <style:style style:name="Таблица1.B" style:family="table-column">
      <style:table-column-properties style:column-width="11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02cm" table:align="left" style:writing-mode="lr-tb"/>
    </style:style>
    <style:style style:name="Таблица2.A" style:family="table-column">
      <style:table-column-properties style:column-width="2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10.751cm"/>
    </style:style>
    <style:style style:name="Таблица2.1" style:family="table-row">
      <style:table-row-properties style:min-row-height="1.455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2cm"/>
    </style:style>
    <style:style style:name="Таблица3.B" style:family="table-column">
      <style:table-column-properties style:column-width="4.251cm"/>
    </style:style>
    <style:style style:name="Таблица3.C" style:family="table-column">
      <style:table-column-properties style:column-width="10.751cm"/>
    </style:style>
    <style:style style:name="Таблица3.1" style:family="table-row">
      <style:table-row-properties style:min-row-height="0.123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text-align="justify" style:justify-single-word="false"/>
    </style:style>
    <style:style style:name="P2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/>
    </style:style>
    <style:style style:name="P3" style:family="paragraph" style:parent-style-name="Default">
      <style:paragraph-properties fo:text-align="justify" style:justify-single-word="false"/>
      <style:text-properties fo:font-size="13pt" officeooo:rsid="001da836" officeooo:paragraph-rsid="001da836" style:font-size-asian="13pt" style:font-size-complex="11pt"/>
    </style:style>
    <style:style style:name="P4" style:family="paragraph" style:parent-style-name="Default">
      <style:paragraph-properties fo:margin-left="0cm" fo:margin-right="0cm" fo:text-indent="8.001cm" style:auto-text-indent="false"/>
      <style:text-properties fo:font-size="11.5pt" style:font-size-asian="11.5pt" style:font-size-complex="11.5pt"/>
    </style:style>
    <style:style style:name="P5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6" style:family="paragraph" style:parent-style-name="Default">
      <style:paragraph-properties fo:text-align="center" style:justify-single-word="false"/>
    </style:style>
    <style:style style:name="P7" style:family="paragraph" style:parent-style-name="Default">
      <style:paragraph-properties fo:text-align="center" style:justify-single-word="false"/>
      <style:text-properties officeooo:paragraph-rsid="00205941"/>
    </style:style>
    <style:style style:name="P8" style:family="paragraph" style:parent-style-name="Default">
      <style:paragraph-properties fo:text-align="center" style:justify-single-word="false"/>
      <style:text-properties fo:font-size="14pt" style:font-size-asian="14pt" style:font-size-complex="14pt" style:font-style-complex="italic"/>
    </style:style>
    <style:style style:name="P9" style:family="paragraph" style:parent-style-name="Default">
      <style:text-properties fo:font-size="14pt" style:font-size-asian="14pt" style:font-size-complex="14pt"/>
    </style:style>
    <style:style style:name="P10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10pt" style:font-size-asian="10pt" style:font-size-complex="10pt" style:font-style-complex="italic"/>
    </style:style>
    <style:style style:name="P12" style:family="paragraph" style:parent-style-name="Default">
      <style:text-properties fo:font-size="10pt" style:font-size-asian="10pt" style:font-size-complex="10pt" style:font-style-complex="italic"/>
    </style:style>
    <style:style style:name="P13" style:family="paragraph" style:parent-style-name="Default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Default">
      <style:text-properties fo:font-size="10pt" style:font-size-asian="10pt" style:font-size-complex="10pt"/>
    </style:style>
    <style:style style:name="P15" style:family="paragraph" style:parent-style-name="Default">
      <style:text-properties fo:font-weight="bold" style:font-weight-asian="bold"/>
    </style:style>
    <style:style style:name="P16" style:family="paragraph" style:parent-style-name="Default">
      <style:text-properties fo:background-color="transparent"/>
    </style:style>
    <style:style style:name="P17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"/>
    </style:style>
    <style:style style:name="P18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75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/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P22" style:family="paragraph" style:parent-style-name="WW-Текст">
      <style:paragraph-properties fo:text-align="justify" style:justify-single-word="false" text:number-lines="false" text:line-number="0"/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P23" style:family="paragraph" style:parent-style-name="WW-Текст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WW-Текст">
      <style:paragraph-properties fo:line-height="95%" fo:text-align="center" style:justify-single-word="false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WW-Текст">
      <style:paragraph-properties fo:line-height="95%" fo:text-align="justify" style:justify-single-word="false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WW-Текст">
      <style:paragraph-properties fo:line-height="95%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WW-Текст">
      <style:paragraph-properties fo:line-height="95%" text:number-lines="false" text:line-number="0"/>
      <style:text-properties style:font-name="Times New Roman" fo:font-size="12pt" style:font-size-asian="12pt" style:font-name-complex="Times New Roman" style:language-complex="ru" style:country-complex="RU"/>
    </style:style>
    <style:style style:name="P28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4.252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0" style:family="paragraph" style:parent-style-name="Знак">
      <style:paragraph-properties fo:margin-top="0cm" fo:margin-bottom="0cm" style:contextual-spacing="false" fo:line-height="100%"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1" style:family="paragraph" style:parent-style-name="Знак">
      <style:paragraph-properties fo:margin-left="-0.101cm" fo:margin-right="0cm" fo:margin-top="0cm" fo:margin-bottom="0cm" style:contextual-spacing="false" fo:line-height="100%" fo:text-align="center" style:justify-single-word="false" fo:text-indent="0cm" style:auto-text-indent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2" style:family="paragraph" style:parent-style-name="WW-Текст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3" style:family="paragraph" style:parent-style-name="WW-Текст">
      <style:paragraph-properties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4" style:family="paragraph" style:parent-style-name="WW-Текст">
      <style:paragraph-properties fo:margin-left="-0.101cm" fo:margin-right="0cm" fo:text-align="center" style:justify-single-word="false" fo:text-indent="0cm" style:auto-text-indent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5" style:family="paragraph" style:parent-style-name="WW-Текст">
      <style:paragraph-properties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language-complex="ru" style:country-complex="RU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background-color="#ffff00" style:font-size-asian="12pt" style:font-name-complex="Times New Roman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background-color="transparent" style:font-size-asian="12pt" style:font-name-complex="Times New Roman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size-asian="10pt" style:font-name-complex="Times New Roman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752cm"/>
        </style:tab-stops>
      </style:paragraph-properties>
    </style:style>
    <style:style style:name="P42" style:family="paragraph" style:parent-style-name="Standard">
      <style:paragraph-properties fo:margin-top="0cm" fo:margin-bottom="0cm" style:contextual-spacing="false" fo:line-height="100%"/>
    </style:style>
    <style:style style:name="P43" style:family="paragraph" style:parent-style-name="Standard">
      <style:paragraph-properties fo:margin-top="0cm" fo:margin-bottom="0cm" style:contextual-spacing="false" fo:line-height="100%" style:text-autospace="none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fo:background-color="#ffff00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background-color="#ffff00" style:font-size-asian="12pt" style:font-name-complex="Times New Roman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background-color="transparent" style:font-size-asian="12pt" style:font-name-complex="Times New Roman" style:font-size-complex="12pt"/>
    </style:style>
    <style:style style:name="P48" style:family="paragraph" style:parent-style-name="Standard">
      <style:paragraph-properties fo:margin-top="0cm" fo:margin-bottom="0cm" style:contextual-spacing="false" fo:line-height="10%" fo:text-align="justify" style:justify-single-word="false">
        <style:tab-stops>
          <style:tab-stop style:position="1.752cm"/>
        </style:tab-stops>
      </style:paragraph-properties>
      <style:text-properties fo:font-size="3pt" style:font-size-asian="3pt" style:font-size-complex="3pt"/>
    </style:style>
    <style:style style:name="P49" style:family="paragraph" style:parent-style-name="WW-Текст">
      <style:paragraph-properties fo:line-height="95%" fo:text-align="justify" style:justify-single-word="false" text:number-lines="false" text:line-number="0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 style:font-style-complex="italic"/>
    </style:style>
    <style:style style:name="T3" style:family="text">
      <style:text-properties style:font-name="Times New Roman" fo:font-size="14pt" fo:font-weight="normal" officeooo:rsid="001da836" fo:background-color="transparent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10" style:family="text"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T11" style:family="text">
      <style:text-properties fo:color="#000000" loext:opacity="100%" style:font-name="Times New Roman" fo:font-size="10pt" fo:background-color="#ffff00" loext:char-shading-value="0" style:font-size-asian="10pt" style:font-name-complex="Times New Roman" style:font-size-complex="10pt"/>
    </style:style>
    <style:style style:name="T12" style:family="text">
      <style:text-properties fo:color="#000000" loext:opacity="100%" style:font-name="Times New Roman" fo:font-size="10pt" fo:background-color="transparent" loext:char-shading-value="0" style:font-size-asian="10pt" style:font-name-complex="Times New Roman" style:font-size-complex="1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da836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da836" fo:background-color="transparent" loext:char-shading-value="0"/>
    </style:style>
    <style:style style:name="T20" style:family="text">
      <style:text-properties officeooo:rsid="0021aa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МИНИСТЕРСТВО ЦИФРОВОГО РАЗВИТИЯ, СВЯЗИ И МАССОВЫХ </text:h>
      <text:h text:style-name="P17" text:outline-level="1">КОММУНИКАЦИЙ РОССИЙСКОЙ ФЕДЕРАЦИИ</text:h>
      <text:p text:style-name="P38"/>
      <text:h text:style-name="P28" text:outline-level="1">Федеральное государственное бюджетное образовательное учреждение </text:h>
      <text:h text:style-name="P28" text:outline-level="1">высшего образования</text:h>
      <text:p text:style-name="P39"/>
      <text:h text:style-name="P18" text:outline-level="1">«Поволжский государственный университет телекоммуникаций и информатики»</text:h>
      <text:p text:style-name="P2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Факультет</text:p>
          </table:table-cell>
          <table:table-cell table:style-name="Таблица1.B1" office:value-type="string">
            <text:p text:style-name="P1">№1</text:p>
          </table:table-cell>
        </table:table-row>
        <table:table-row table:style-name="Таблица1.1">
          <table:table-cell table:style-name="Таблица1.A1" office:value-type="string">
            <text:p text:style-name="P1">Кафедра</text:p>
          </table:table-cell>
          <table:table-cell table:style-name="Таблица1.B2" office:value-type="string">
            <text:p text:style-name="P3">Управления в технических системах</text:p>
          </table:table-cell>
        </table:table-row>
        <table:table-row table:style-name="Таблица1.1">
          <table:table-cell table:style-name="Таблица1.A1" office:value-type="string">
            <text:p text:style-name="P1">Направление подготовки</text:p>
          </table:table-cell>
          <table:table-cell table:style-name="Таблица1.B2" office:value-type="string">
            <text:p text:style-name="P1">09.03.04<text:span text:style-name="T8"> </text:span>Программная инженерия</text:p>
          </table:table-cell>
        </table:table-row>
      </table:table>
      <text:p text:style-name="P4"/>
      <text:p text:style-name="P5"/>
      <text:p text:style-name="P5"/>
      <text:p text:style-name="P10">ИНДИВИДУАЛЬНОЕ ЗАДАНИЕ</text:p>
      <text:p text:style-name="P6"><text:span text:style-name="T14">на </text:span><text:span text:style-name="T15">Учебную</text:span><text:span text:style-name="T14"> практику </text:span></text:p>
      <text:p text:style-name="P12"><text:s text:c="72"/>(вид практики)</text:p>
      <text:p text:style-name="P40"><text:span text:style-name="T2">(Ознакомительная </text:span><text:span text:style-name="T1">практика</text:span><text:span text:style-name="T2">)</text:span></text:p>
      <text:p text:style-name="P11">(тип практики)</text:p>
      <text:p text:style-name="P8"/>
      <text:p text:style-name="P7"><text:span text:style-name="T13">для </text:span><text:span text:style-name="T3">Захватовой Екатерины Михайловны</text:span></text:p>
      <text:p text:style-name="P13">(Ф.И.О. студента)</text:p>
      <text:p text:style-name="P14"/>
      <text:p text:style-name="Default">студента <text:span text:style-name="T16">1</text:span> курса <text:s text:c="71"/>учебная группа <text:span text:style-name="T19">ПрИ-21</text:span></text:p>
      <text:p text:style-name="Default"/>
      <text:p text:style-name="P2"><text:span text:style-name="T7">Место прохождения практики:</text:span> <text:span text:style-name="T18">ПГУТИ, кафедра </text:span><text:span text:style-name="T19">Управления в технических системах</text:span><text:span text:style-name="T18"> (г. Самара, Московское шоссе, д.77)</text:span></text:p>
      <text:p text:style-name="P12">(указывается полное наименование структурного подразделения университета/профильной организации и ее структурного подразделения, а также их фактический адрес) </text:p>
      <text:p text:style-name="P9"/>
      <text:p text:style-name="Default"><text:span text:style-name="T7">Срок прохождения практики:</text:span> с «26» июня 2023 г. по «09» июля 2023 г.</text:p>
      <text:p text:style-name="P15">Цель прохождения практики: </text:p>
      <text:p text:style-name="P23">знакомство с особенностями осуществления деятельности в рамках выбранного направления подготовки и получение навыков применения теоретических знаний в практической деятельности.</text:p>
      <text:p text:style-name="P15">Задачи практики: </text:p>
      <text:p text:style-name="P19">закрепление полученных знаний и приобретение первоначальных практических навыков в организации и осуществлении самостоятельной деятельности, навыков и способностей аналитической работы и построения на ее основе концепции ИТ-проекта.</text:p>
      <text:p text:style-name="P32">Вопросы, подлежащие изучению: </text:p>
      <text:p text:style-name="P37">Решение прикладной задачи, в том числе по запросу внешнего по отношению к ПГУТИ заказчика. Результат может быть представлен в виде концепции проектного решения, бизнес-плана или бизнес-кейса и т.п.</text:p>
      <text:p text:style-name="P36"/>
      <text:p text:style-name="P44">Планируемые результаты практики: </text:p>
      <text:p text:style-name="P41"><text:span text:style-name="T4">При прохождении практики планируется формирование компетенций и индикаторов их достижения, предусмотренных основной профессиональной образовательной программой на основе ФГОС ВО </text:span><text:span text:style-name="T9">по направлению подготовки 09.03.04 Программная инженерия</text:span><text:span text:style-name="T4">:</text:span>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33">Код компе-тенции</text:p>
            </table:table-cell>
            <table:table-cell table:style-name="Таблица2.A1" office:value-type="string">
              <text:p text:style-name="P30">Наименование компетенции</text:p>
            </table:table-cell>
            <table:table-cell table:style-name="Таблица2.A1" office:value-type="string">
              <text:p text:style-name="P35">Код и наименование индикаторов достижения компетенций</text:p>
            </table:table-cell>
          </table:table-row>
        </table:table-header-rows>
      </table:table>
      <text:p text:style-name="P4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 table:style-name="Таблица3.1">
            <table:table-cell table:style-name="Таблица3.A1" office:value-type="string">
              <text:p text:style-name="P34">1</text:p>
            </table:table-cell>
            <table:table-cell table:style-name="Таблица3.A1" office:value-type="string">
              <text:p text:style-name="P31">2</text:p>
            </table:table-cell>
            <table:table-cell table:style-name="Таблица3.A1" office:value-type="string">
              <text:p text:style-name="P33">3</text:p>
            </table:table-cell>
          </table:table-row>
        </table:table-header-rows>
        <table:table-row table:style-name="Таблица3.1">
          <table:table-cell table:style-name="Таблица3.A1" table:number-columns-spanned="3" office:value-type="string">
            <text:p text:style-name="P24">Универсальные компетенции (УК)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7">УК-1</text:p>
          </table:table-cell>
          <table:table-cell table:style-name="Таблица3.A3" office:value-type="string">
            <text:p text:style-name="P25">Способен осуществлять поиск, критический анализ и синтез информации, применять системный подход для решения поставленных задач</text:p>
          </table:table-cell>
          <table:table-cell table:style-name="Таблица3.A3" office:value-type="string">
            <text:p text:style-name="P21">УК-1.1. Знать: принципы сбора, отбора и обобщения информации.</text:p>
            <text:p text:style-name="P21">УК-1.2. Уметь: применять методики поиска, сбора и обработки информации; осуществлять критический анализ и синтез информации, полученной из разных источников; применять системный подход для решения поставленных задач.</text:p>
            <text:p text:style-name="P22">УК-1.3. Владеть: навыками научного поиска и практической работы с информационными источниками.</text:p>
          </table:table-cell>
        </table:table-row>
        <table:table-row table:style-name="Таблица3.1">
          <table:table-cell table:style-name="Таблица3.A3" office:value-type="string">
            <text:p text:style-name="P26">УК-2</text:p>
          </table:table-cell>
          <table:table-cell table:style-name="Таблица3.A3" office:value-type="string">
            <text:p text:style-name="P25">Способен определять круг задач в рамках поставленной цели и выбирать оптимальные способы их решения, исходя из действующих правовых норм, имеющихся ресурсов и ограничений</text:p>
          </table:table-cell>
          <table:table-cell table:style-name="Таблица3.A3" office:value-type="string">
            <text:p text:style-name="P49"><text:span text:style-name="T5">УК-2.1. </text:span><text:span text:style-name="T4">Знать: виды ресурсов и ограничений для решения профессиональных задач; основные методы оценки разных способов решения задач; действующее законодательство и правовые нормы, регулирующие профессиональную деятельность.</text:span></text:p>
            <text:p text:style-name="P49"><text:span text:style-name="T5">УК-2.2. </text:span><text:span text:style-name="T4">Уметь: проводить анализ поставленной цели и формулировать задачи, которые необходимо решить для ее достижения; анализировать альтернативные варианты для достижения намеченных результатов; использовать нормативно-правовую документацию в сфере профессиональной деятельности.</text:span></text:p>
            <text:p text:style-name="P49"><text:span text:style-name="T5">УК-2.3. </text:span><text:span text:style-name="T4">Владеть: методиками разработки цели и задач проекта; методами оценки потребности в ресурсах, продолжительности и стоимости проекта; навыками работы с нормативно-правовой документацией.</text:span></text:p>
          </table:table-cell>
        </table:table-row>
        <table:table-row table:style-name="Таблица3.1">
          <table:table-cell table:style-name="Таблица3.A1" table:number-columns-spanned="3" office:value-type="string">
            <text:p text:style-name="P24">Профессиональные компетенции (ПК)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6">ПК-1</text:p>
          </table:table-cell>
          <table:table-cell table:style-name="Таблица3.A3" office:value-type="string">
            <text:p text:style-name="P25">Способен осуществлять разработку требований и проектирование программного обеспечения</text:p>
          </table:table-cell>
          <table:table-cell table:style-name="Таблица3.A3" office:value-type="string">
            <text:p text:style-name="P25">ПК-1.1. Знать: методы и средства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  <text:p text:style-name="P25">ПК-1.2. Уметь: выбирать методы и средства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  <text:p text:style-name="P25">ПК-1.3. Владеть: навыками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</table:table-cell>
        </table:table-row>
        <table:table-row table:style-name="Таблица3.1">
          <table:table-cell table:style-name="Таблица3.A3" office:value-type="string">
            <text:p text:style-name="P26">ПК-3</text:p>
          </table:table-cell>
          <table:table-cell table:style-name="Таблица3.A3" office:value-type="string">
            <text:p text:style-name="P25">Способен осуществлять управление проектами в области ИТ</text:p>
          </table:table-cell>
          <table:table-cell table:style-name="Таблица3.A3" office:value-type="string">
            <text:p text:style-name="P25">ПК-3.1. Знать: инструменты и методы идентификации заинтересо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  <text:p text:style-name="P25">ПК-3.2. Уметь: анализировать входные данные для идентификации заинтересо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  <text:p text:style-name="P25">ПК-3.3. Владеть: навыками идентификации заинтересо<text:soft-page-break/>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</table:table-cell>
        </table:table-row>
      </table:table>
      <text:p text:style-name="P44"/>
      <text:p text:style-name="P44"/>
      <text:p text:style-name="P44"/>
      <text:p text:style-name="P42"><text:span text:style-name="T10">Руководитель практики</text:span><text:span text:style-name="T9"> </text:span><text:span text:style-name="T10">от ПГУТИ</text:span></text:p>
      <text:p text:style-name="P44"/>
      <text:p text:style-name="P47"><text:span text:style-name="T17"><text:s text:c="11"/>к.т.н, <text:s/>доц. каф. УТС</text:span> <text:s text:c="22"/>_____________ <text:s text:c="8"/><text:span text:style-name="T17">Ахметшина Э.Г.</text:span></text:p>
      <text:p text:style-name="P43"><text:span text:style-name="T12"><text:s text:c="22"/>(должность) <text:s text:c="47"/>(подпись) <text:s text:c="26"/>(Ф.И.О.) <text:s text:c="2"/></text:span><text:span text:style-name="T11"><text:s text:c="46"/></text:span></text:p>
      <text:p text:style-name="P46"/>
      <text:p text:style-name="Default">Рассмотрено на заседании кафедры <text:span text:style-name="T20">УТС</text:span></text:p>
      <text:p text:style-name="P16">(протокол № 11 от «2<text:span text:style-name="T17">3</text:span>» июня 2023 г.)</text:p>
      <text:p text:style-name="P45"/>
      <text:p text:style-name="P44">СОГЛАСОВАНО:</text:p>
      <text:p text:style-name="P44"/>
      <text:p text:style-name="P42"><text:span text:style-name="T10">Руководител</text:span><text:span text:style-name="T6">ь</text:span><text:span text:style-name="T10"> практики от профильной организации</text:span></text:p>
      <text:p text:style-name="P45"/>
      <text:p text:style-name="P47">_____________________________ <text:s text:c="5"/>_____________ <text:s text:c="2"/>_____________________</text:p>
      <text:p text:style-name="P43"><text:span text:style-name="T12"><text:s text:c="22"/>(должность) <text:s text:c="47"/>(подпись) <text:s text:c="26"/>(Ф.И.О.) <text:s text:c="36"/></text:span><text:span text:style-name="T11"><text:s text:c="12"/></text:span></text:p>
      <text:p text:style-name="P14">М.П.</text:p>
      <text:p text:style-name="P14"/>
      <text:p text:style-name="P14"/>
      <text:p text:style-name="Default"/>
      <text:p text:style-name="Default">Задание принято к исполнению ______________ <text:s text:c="18"/>«2<text:span text:style-name="T20">3</text:span>» июня 2023 г.</text:p>
      <text:p text:style-name="P14"><text:s text:c="67"/>(подпись студента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ohit Devanagari" svg:font-family="'Lohit Devanagari'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empora LGC Uni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.106cm" style:contextual-spacing="false" fo:line-height="100%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center" style:justify-single-word="false"/>
      <style:text-properties fo:font-size="14pt" fo:language="none" fo:country="none" style:font-name-asian="Calibri" style:font-family-asian="Calibri" style:font-family-generic-asian="swiss" style:font-pitch-asian="variable" style:font-size-asian="14pt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none" fo:country="none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" style:family="paragraph" style:parent-style-name="Caption" style:class="extra"/>
    <style:style style:name="WW-Текст" style:family="paragraph" style:parent-style-name="Standard">
      <style:paragraph-properties fo:margin-top="0cm" fo:margin-bottom="0cm" style:contextual-spacing="false" fo:line-height="100%"/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LO-Normal" style:family="paragraph">
      <style:paragraph-properties fo:orphans="0" fo:widows="0" fo:hyphenation-ladder-count="no-limit" style:snap-to-layout-grid="fals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" style:family="paragraph" style:parent-style-name="Standard">
      <style:paragraph-properties fo:margin-top="0cm" fo:margin-bottom="0.282cm" style:contextual-spacing="false" fo:line-height="0.494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Знак_20_Знак5" style:display-name="Знак Знак5" style:family="paragraph" style:parent-style-name="Standard">
      <style:paragraph-properties fo:margin-top="0cm" fo:margin-bottom="0.282cm" style:contextual-spacing="false" fo:line-height="0.494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estern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1" style:family="text"/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/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Calibri" fo:font-family="Calibri" style:font-family-generic="swiss" style:font-pitch="variable" fo:font-size="14pt" fo:language="none" fo:country="none" style:font-size-asian="14pt" style:font-name-complex="Times New Roman" style:font-family-complex="'Times New Roman'" style:font-family-generic-complex="roman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size-complex="8pt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Федеральное агентство связи</dc:title>
    <meta:initial-creator>prep-eis</meta:initial-creator>
    <meta:creation-date>2018-03-07T15:52:00</meta:creation-date>
    <dc:date>2023-09-14T18:44:40.985000000</dc:date>
    <meta:print-date>2018-01-04T14:35:00</meta:print-date>
    <meta:editing-cycles>54</meta:editing-cycles>
    <meta:editing-duration>PT4H43M35S</meta:editing-duration>
    <meta:generator>LibreOffice/7.4.1.2$Windows_X86_64 LibreOffice_project/3c58a8f3a960df8bc8fd77b461821e42c061c5f0</meta:generator>
    <meta:document-statistic meta:table-count="3" meta:image-count="0" meta:object-count="0" meta:page-count="3" meta:paragraph-count="70" meta:word-count="617" meta:character-count="5905" meta:non-whitespace-character-count="4785"/>
  </office:meta>
</office:document-meta>
</file>